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Ｓ 明朝" svg:font-family="'ＭＳ 明朝'" style:font-family-generic="roman" style:font-pitch="fixed"/>
  </office:font-face-decls>
  <office:automatic-styles>
    <style:style style:name="P1" style:family="paragraph" style:parent-style-name="Standard">
      <style:text-properties fo:font-size="27.3999996185303pt" style:font-name-asian="ＭＳ 明朝" style:font-size-asian="24pt" style:font-size-complex="27.3999996185303pt"/>
    </style:style>
    <style:style style:name="P2" style:family="paragraph" style:parent-style-name="Standard">
      <style:text-properties fo:font-size="36pt" officeooo:paragraph-rsid="000842bc" style:font-name-asian="ＭＳ 明朝" style:font-size-asian="36pt" style:font-size-complex="36pt"/>
    </style:style>
    <style:style style:name="P3" style:family="paragraph" style:parent-style-name="Standard">
      <style:paragraph-properties fo:break-before="page"/>
      <style:text-properties fo:font-size="25.1000003814697pt" officeooo:rsid="0009b946" officeooo:paragraph-rsid="0009b946" style:font-name-asian="ＭＳ 明朝" style:font-size-asian="22pt" style:font-size-complex="25.1000003814697pt"/>
    </style:style>
    <style:style style:name="P4" style:family="paragraph" style:parent-style-name="Standard">
      <style:text-properties fo:font-size="25.1000003814697pt" officeooo:rsid="0009b946" officeooo:paragraph-rsid="0009b946" style:font-name-asian="ＭＳ 明朝" style:font-size-asian="22pt" style:font-size-complex="25.1000003814697pt"/>
    </style:style>
    <style:style style:name="P5" style:family="paragraph" style:parent-style-name="Standard">
      <style:text-properties fo:font-size="25.1000003814697pt" officeooo:rsid="0009b946" officeooo:paragraph-rsid="000a3ad3" style:font-name-asian="ＭＳ 明朝" style:font-size-asian="22pt" style:font-size-complex="25.1000003814697pt"/>
    </style:style>
    <style:style style:name="P6" style:family="paragraph" style:parent-style-name="Standard" style:master-page-name="">
      <style:paragraph-properties style:page-number="auto" fo:break-before="auto" fo:break-after="auto"/>
      <style:text-properties fo:font-size="25.1000003814697pt" officeooo:rsid="0009b946" officeooo:paragraph-rsid="00183688" style:font-name-asian="ＭＳ 明朝" style:font-size-asian="22pt" style:font-size-complex="25.1000003814697pt"/>
    </style:style>
    <style:style style:name="P7" style:family="paragraph" style:parent-style-name="Standard">
      <style:paragraph-properties fo:break-before="page"/>
      <style:text-properties fo:font-size="25.1000003814697pt" officeooo:rsid="000ef318" officeooo:paragraph-rsid="000ef318" style:font-name-asian="ＭＳ 明朝" style:font-size-asian="22pt" style:font-size-complex="25.1000003814697pt"/>
    </style:style>
    <style:style style:name="P8" style:family="paragraph" style:parent-style-name="Standard">
      <style:text-properties fo:font-size="25.1000003814697pt" officeooo:rsid="000ef318" officeooo:paragraph-rsid="000ef318" style:font-name-asian="ＭＳ 明朝" style:font-size-asian="22pt" style:font-size-complex="25.1000003814697pt"/>
    </style:style>
    <style:style style:name="P9" style:family="paragraph" style:parent-style-name="Standard">
      <style:paragraph-properties fo:break-before="page"/>
      <style:text-properties fo:font-size="25.1000003814697pt" officeooo:rsid="00183688" officeooo:paragraph-rsid="00183688" style:font-name-asian="ＭＳ 明朝" style:font-size-asian="22pt" style:font-size-complex="25.1000003814697pt"/>
    </style:style>
    <style:style style:name="P10" style:family="paragraph" style:parent-style-name="Standard">
      <style:text-properties fo:font-size="15pt" officeooo:rsid="0009b946" officeooo:paragraph-rsid="0009b946" style:font-name-asian="ＭＳ 明朝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0d980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1pt" fo:font-weight="normal" style:font-size-asian="21pt" style:font-weight-asian="normal" style:font-size-complex="21pt" style:font-weight-complex="normal"/>
    </style:style>
    <style:style style:name="T6" style:family="text">
      <style:text-properties officeooo:rsid="0015d8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試作自動陳列棚一号下部機構 <text:s/>組立説明書及び設計書</text:p>
      <text:p text:style-name="P3">目次</text:p>
      <text:p text:style-name="P4">・全体構造図</text:p>
      <text:p text:style-name="P4">　 <text:span text:style-name="T1">・CADデータ</text:span></text:p>
      <text:p text:style-name="P4"><text:span text:style-name="T1">　　 ・サーフェース有り</text:span></text:p>
      <text:p text:style-name="P4"><text:span text:style-name="T1">　　 ・サーフェース無し</text:span></text:p>
      <text:p text:style-name="P4"><text:span text:style-name="T1">　 <text:s/>・配線図</text:span></text:p>
      <text:p text:style-name="P4"><text:span text:style-name="T1">　 <text:s/>・写真</text:span></text:p>
      <text:p text:style-name="P4">・回路図</text:p>
      <text:p text:style-name="P5"><text:span text:style-name="T1"><text:s text:c="4"/>・使用電力等の仕様</text:span></text:p>
      <text:p text:style-name="P4">・プログラム構造図</text:p>
      <text:p text:style-name="P4">・操作用ソフト使用手順</text:p>
      <text:p text:style-name="P10"><text:s text:c="4"/>・コンソールの使い方</text:p>
      <text:p text:style-name="P10"><text:s text:c="4"/>・初回起動時の設定</text:p>
      <text:p text:style-name="P10"><text:s text:c="4"/>・稼働時に起動する必要のあるプログラム</text:p>
      <text:p text:style-name="P10"><text:s text:c="4"/>・トラブルシューティング</text:p>
      <text:p text:style-name="P4">・使用方法</text:p>
      <text:p text:style-name="P4">・組立方法</text:p>
      <text:p text:style-name="P10"><text:s text:c="4"/>・解体方法</text:p>
      <text:p text:style-name="P10"><text:s text:c="4"/>・組立方法</text:p>
      <text:p text:style-name="P4">・<text:span text:style-name="T5">Q＆A!</text:span></text:p>
      <text:p text:style-name="P7">構造図 CADデータ</text:p>
      <text:p text:style-name="P7"/>
      <text:p text:style-name="P7"/>
      <text:p text:style-name="P7">回路図</text:p>
      <text:p text:style-name="P7">ソフトウェア使用方法</text:p>
      <text:p text:style-name="P8"/>
      <text:p text:style-name="P7"/>
      <text:p text:style-name="P7">使用方法</text:p>
      <text:p text:style-name="P8"/>
      <text:p text:style-name="P7">解体方法</text:p>
      <text:p text:style-name="P7"/>
      <text:p text:style-name="P7"/>
      <text:p text:style-name="P7">組立方法</text:p>
      <text:p text:style-name="P7"/>
      <text:p text:style-name="P7"/>
      <text:p text:style-name="P7"/>
      <text:p text:style-name="P9">QandA</text:p>
      <text:p text:style-name="P9"/>
      <text:p text:style-name="P9"/>
      <text:p text:style-name="P9"/>
      <text:p text:style-name="P6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Ｓ 明朝" svg:font-family="'ＭＳ 明朝'" style:font-family-generic="roma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12pt" fo:language="none" fo:country="none" style:font-name-asian="游明朝1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5T23:49:55.753000000</dc:date>
    <meta:editing-duration>PT18M23S</meta:editing-duration>
    <meta:editing-cycles>15</meta:editing-cycles>
    <meta:generator>LibreOffice/7.4.2.3$Windows_X86_64 LibreOffice_project/382eef1f22670f7f4118c8c2dd222ec7ad009daf</meta:generator>
    <meta:document-statistic meta:table-count="0" meta:image-count="0" meta:object-count="0" meta:page-count="20" meta:paragraph-count="28" meta:word-count="201" meta:character-count="255" meta:non-whitespace-character-count="210"/>
  </office:meta>
</office:document-meta>
</file>